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8ea" officeooo:paragraph-rsid="0007b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у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14:53:14.496478272</meta:creation-date>
    <dc:date>2024-02-12T14:53:55.073420812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7.2$Linux_X86_64 LibreOffice_project/40$Build-2</meta:generator>
  </office:meta>
</office:document-meta>
</file>